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.</text:p>
      <text:p text:style-name="Standard"><draw:frame draw:style-name="fr1" draw:name="Object1" text:anchor-type="as-char" svg:y="-2.1382in" svg:width="2.5425in" svg:height="4.2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13.</text:p>
      <text:p text:style-name="Standard"><draw:frame draw:style-name="fr1" draw:name="Object2" text:anchor-type="as-char" svg:y="-1.3335in" svg:width="1.6783in" svg:height="2.60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14.</text:p>
      <text:p text:style-name="Standard"><draw:frame draw:style-name="fr1" draw:name="Object3" text:anchor-type="as-char" svg:y="-2.0291in" svg:width="1.9598in" svg:height="3.9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6:23:18.52</meta:creation-date>
    <dc:date>2018-01-31T17:28:23.87</dc:date>
    <dc:creator>Timothy Cayer</dc:creator>
    <meta:editing-duration>PT14M4S</meta:editing-duration>
    <meta:editing-cycles>2</meta:editing-cycles>
    <meta:generator>OpenOffice/4.1.3$Win32 OpenOffice.org_project/413m1$Build-9783</meta:generator>
    <meta:document-statistic meta:table-count="0" meta:image-count="0" meta:object-count="3" meta:page-count="3" meta:paragraph-count="6" meta:word-count="3" meta:character-count="1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frac>
                      <mrow>
                        <mo stretchy="false">π</mo>
                      </mrow>
                      <mrow>
                        <mn>2</mn>
                      </mrow>
                    </mfrac>
                  </mrow>
                </mrow>
              </munder>
              <mrow>
                <mfrac>
                  <mrow>
                    <mi>x</mi>
                  </mrow>
                  <mrow>
                    <mrow>
                      <mn>1</mn>
                      <mo stretchy="false">−</mo>
                      <mi>sin</mi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i>x</mi>
                        </mrow>
                        <mrow>
                          <mrow>
                            <mn>1</mn>
                            <mo stretchy="false">−</mo>
                            <mi>sin</mi>
                          </mrow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i>x</mi>
                        </mrow>
                        <mrow>
                          <mfrac>
                            <mrow>
                              <mi>x</mi>
                            </mrow>
                            <mrow>
                              <mrow>
                                <mn>1</mn>
                                <mo stretchy="false">−</mo>
                                <mi>sin</mi>
                              </mrow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frac>
                          <mrow>
                            <mi/>
                            <mo stretchy="false">∗</mo>
                            <mrow>
                              <mfrac>
                                <mrow>
                                  <mrow>
                                    <mn>1</mn>
                                    <mo stretchy="false">+</mo>
                                    <mi>sin</mi>
                                  </mrow>
                                  <mrow>
                                    <mo stretchy="false">(</mo>
                                    <mrow>
                                      <mi>x</mi>
                                    </mrow>
                                    <mo stretchy="false">)</mo>
                                  </mrow>
                                </mrow>
                                <mrow>
                                  <mrow>
                                    <mn>1</mn>
                                    <mo stretchy="false">+</mo>
                                    <mi>sin</mi>
                                  </mrow>
                                  <mrow>
                                    <mo stretchy="false">(</mo>
                                    <mrow>
                                      <mi>x</mi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frac>
                      <mrow>
                        <mi>x</mi>
                      </mrow>
                      <mrow>
                        <mfrac>
                          <mrow>
                            <mrow>
                              <mo stretchy="false">(</mo>
                              <mrow>
                                <mrow>
                                  <mn>1</mn>
                                  <mo stretchy="false">−</mo>
                                  <mi>sin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  <mo stretchy="false">)</mo>
                            </mrow>
                            <mrow>
                              <mo stretchy="false">(</mo>
                              <mrow>
                                <mrow>
                                  <mn>1</mn>
                                  <mo stretchy="false">+</mo>
                                  <mi>sin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  <mo stretchy="false">)</mo>
                            </mrow>
                          </mrow>
                          <mrow>
                            <mrow>
                              <mn>1</mn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rac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frac>
                      <mrow>
                        <mi>x</mi>
                      </mrow>
                      <mrow>
                        <mfrac>
                          <mrow>
                            <msup>
                              <mi>cos</mi>
                              <mrow>
                                <mn>2</mn>
                              </mrow>
                            </msup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  <mrow>
                            <mrow>
                              <mn>1</mn>
                              <mo stretchy="false">+</mo>
                              <mi>sin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frac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>x</mi>
                    <mrow>
                      <mo stretchy="false">(</mo>
                      <mrow>
                        <mi>sin</mi>
                        <mrow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+</mo>
                          <mn>1</mn>
                        </mrow>
                      </mrow>
                      <mo stretchy="false">)</mo>
                    </mrow>
                    <msup>
                      <mi mathvariant="italic">sec</mi>
                      <mrow>
                        <mn>2</mn>
                      </mrow>
                    </msup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row>
                      <mrow>
                        <mrow>
                          <munder>
                            <mi>lim</mi>
                            <mrow>
                              <mrow>
                                <mi>x</mi>
                                <mo stretchy="false">→</mo>
                                <mfrac>
                                  <mrow>
                                    <mo stretchy="false">π</mo>
                                  </mrow>
                                  <mrow>
                                    <mn>2</mn>
                                  </mrow>
                                </mfrac>
                              </mrow>
                            </mrow>
                          </munder>
                          <mrow>
                            <mi>x</mi>
                          </mrow>
                        </mrow>
                        <mo stretchy="false">∗</mo>
                        <mrow>
                          <munder>
                            <mi>lim</mi>
                            <mrow>
                              <mrow>
                                <mi>x</mi>
                                <mo stretchy="false">→</mo>
                                <mfrac>
                                  <mrow>
                                    <mo stretchy="false">π</mo>
                                  </mrow>
                                  <mrow>
                                    <mn>2</mn>
                                  </mrow>
                                </mfrac>
                              </mrow>
                            </mrow>
                          </munder>
                          <mrow>
                            <mi>sin</mi>
                            <mrow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</mrow>
                      <mo stretchy="false">∗</mo>
                      <mrow>
                        <munder>
                          <mi>lim</mi>
                          <mrow>
                            <mrow>
                              <mi>x</mi>
                              <mo stretchy="false">→</mo>
                              <mfrac>
                                <mrow>
                                  <mo stretchy="false">π</mo>
                                </mrow>
                                <mrow>
                                  <mn>2</mn>
                                </mrow>
                              </mfrac>
                            </mrow>
                          </mrow>
                        </munder>
                        <mrow>
                          <msup>
                            <mi mathvariant="italic">sec</mi>
                            <mrow>
                              <mn>2</mn>
                            </mrow>
                          </msup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row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  <mo stretchy="false">∗</mo>
                        <mrow>
                          <mo stretchy="false">(</mo>
                          <mrow>
                            <mi>sin</mi>
                            <mrow>
                              <mrow>
                                <mo stretchy="false">(</mo>
                                <mrow>
                                  <mfrac>
                                    <mrow>
                                      <mo stretchy="false">π</mo>
                                    </mrow>
                                    <mrow>
                                      <mn>2</mn>
                                    </mrow>
                                  </mfrac>
                                </mrow>
                                <mo stretchy="false">)</mo>
                              </mrow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  <mo stretchy="false">∗</mo>
                      <msup>
                        <mi mathvariant="italic">sec</mi>
                        <mrow>
                          <mn>2</mn>
                        </mrow>
                      </msup>
                    </mrow>
                    <mrow>
                      <mo stretchy="false">(</mo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  <mo stretchy="false">∗</mo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  <mo stretchy="false">∗</mo>
                      <mo stretchy="false">∞</mo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o stretchy="false">∞</mo>
                  </mrow>
                </mrow>
              </mrow>
            </mrow>
          </mrow>
        </mtd>
      </mtr>
    </mtable>
    <annotation encoding="StarMath 5.0">lim csub {x toward {%pi} over {2}} {{x} over {1-sin(x)}} newline
alignl {~= {alignc {~{{x} over {1-sin(x)}}}}} newline
alignl {~= {alignc {~{{x} over {{x} over {1-sin(x)}~* {{1+sin(x)} over {1+sin(x)}}}}}}} newline
alignl {~= {alignc {~{x} over {{(1-sin(x))(1+sin(x))} over {1+sin(x)}}}}} newline
alignl {~= {alignc {~{x} over {{cos^{2}(x)} over {1+sin(x)}}}}} newline
alignl {~= {alignc {x(sin(x)+1)sec^{2}(x)}}} newline
alignl {~= {alignc {lim csub {x toward {%pi} over {2}} {x} * lim csub {x toward {%pi} over {2}} {sin(x)+1} * lim csub {x toward {%pi} over {2}} {sec^{2}(x)}}}} newline
alignl {~= {alignc {{%pi} over {2} * (sin({%pi} over {2})+1) * sec^{2}({%pi} over {2})}}} newline
alignl {~= {alignc {{%pi} over {2} * (2) * %infinite}}} newline
alignl {~= {alignc {%infinite}}}</annotation>
  </semantics>
</math>
</file>

<file path=Object 2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i>sin</mi>
                    <mrow>
                      <mo stretchy="false">(</mo>
                      <mrow>
                        <mn>5x</mn>
                      </mrow>
                      <mo stretchy="false">)</mo>
                    </mrow>
                  </mrow>
                  <mrow>
                    <mn>12x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row>
                    <mfrac>
                      <mrow>
                        <mn>1</mn>
                      </mrow>
                      <mrow>
                        <mn>12</mn>
                      </mrow>
                    </mfrac>
                    <mo stretchy="false">∗</mo>
                    <mrow>
                      <munder>
                        <mi>lim</mi>
                        <mrow>
                          <mrow>
                            <mi>x</mi>
                            <mo stretchy="false">→</mo>
                            <mn>0</mn>
                          </mrow>
                        </mrow>
                      </munder>
                      <mrow>
                        <mfrac>
                          <mrow>
                            <mi>sin</mi>
                            <mrow>
                              <mo stretchy="false">(</mo>
                              <mrow>
                                <mn>5x</mn>
                              </mrow>
                              <mo stretchy="false">)</mo>
                            </mrow>
                          </mrow>
                          <mrow>
                            <mi>x</mi>
                          </mrow>
                        </mfrac>
                      </mrow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row>
                    <mfrac>
                      <mrow>
                        <mn>1</mn>
                      </mrow>
                      <mrow>
                        <mn>12</mn>
                      </mrow>
                    </mfrac>
                    <mo stretchy="false">∗</mo>
                    <mrow>
                      <munder>
                        <mi>lim</mi>
                        <mrow>
                          <mrow>
                            <mi>x</mi>
                            <mo stretchy="false">→</mo>
                            <mn>0</mn>
                          </mrow>
                        </mrow>
                      </munder>
                      <mrow>
                        <mfrac>
                          <mrow>
                            <mi>cos</mi>
                            <mrow>
                              <mrow>
                                <mo stretchy="false">(</mo>
                                <mrow>
                                  <mn>5x</mn>
                                </mrow>
                                <mo stretchy="false">)</mo>
                              </mrow>
                              <mo stretchy="false">∗</mo>
                              <mn>5</mn>
                            </mrow>
                          </mrow>
                          <mrow>
                            <mn>1</mn>
                          </mrow>
                        </mfrac>
                      </mrow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row>
                    <mfrac>
                      <mrow>
                        <mn>1</mn>
                      </mrow>
                      <mrow>
                        <mn>12</mn>
                      </mrow>
                    </mfrac>
                    <mo stretchy="false">∗</mo>
                    <mrow>
                      <munder>
                        <mi>lim</mi>
                        <mrow>
                          <mrow>
                            <mi>x</mi>
                            <mo stretchy="false">→</mo>
                            <mn>0</mn>
                          </mrow>
                        </mrow>
                      </munder>
                      <mrow>
                        <mn>5cos</mn>
                        <mrow>
                          <mo stretchy="false">(</mo>
                          <mrow>
                            <mn>5x</mn>
                          </mrow>
                          <mo stretchy="false">)</mo>
                        </mrow>
                      </mrow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row>
                    <mfrac>
                      <mrow>
                        <mn>1</mn>
                      </mrow>
                      <mrow>
                        <mn>12</mn>
                      </mrow>
                    </mfrac>
                    <mo stretchy="false">∗</mo>
                    <mn>5cos</mn>
                  </mrow>
                  <mrow>
                    <mo stretchy="false">(</mo>
                    <mrow>
                      <mn>0</mn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5</mn>
                  </mrow>
                  <mrow>
                    <mn>12</mn>
                  </mrow>
                </mfrac>
              </mrow>
            </mrow>
          </mrow>
        </mtd>
      </mtr>
    </mtable>
    <annotation encoding="StarMath 5.0">lim csub {x toward 0} {{sin(5x)} over {12x}} newline
alignl {~= ~{alignc {{1} over {12} * lim csub {x toward 0} {{sin(5x)} over {x}}}}} newline
alignl {~= ~{alignc {{1} over {12} * lim csub {x toward 0} {{cos(5x)*5} over {1}}}}} newline
alignl {~= ~{alignc {{1} over {12} * lim csub {x toward 0} {5cos(5x)}}}} newline
alignl {~= ~{alignc {{1} over {12} * 5cos(0)}}} newline
alignl {~= ~{alignc {5} over {12}}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i mathvariant="italic">csc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row>
                    <mrow>
                      <mi>x</mi>
                      <mo stretchy="false">+</mo>
                      <mi>x</mi>
                    </mrow>
                    <msup>
                      <mi>cot</mi>
                      <mrow>
                        <mn>2</mn>
                      </mrow>
                    </msup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frac>
                            <mrow>
                              <mn>1</mn>
                            </mrow>
                            <mrow>
                              <mi>sin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frac>
                        </mrow>
                        <mrow>
                          <mrow>
                            <mi>x</mi>
                            <mo stretchy="false">+</mo>
                            <mi>x</mi>
                          </mrow>
                          <msup>
                            <mrow>
                              <mo stretchy="false">(</mo>
                              <mrow>
                                <mfrac>
                                  <mrow>
                                    <mi>cos</mi>
                                    <mrow>
                                      <mo stretchy="false">(</mo>
                                      <mrow>
                                        <mi>x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>sin</mi>
                                    <mrow>
                                      <mo stretchy="false">(</mo>
                                      <mrow>
                                        <mi>x</mi>
                                      </mrow>
                                      <mo stretchy="false">)</mo>
                                    </mrow>
                                  </mrow>
                                </mfrac>
                              </mrow>
                              <mo stretchy="false">)</mo>
                            </mrow>
                            <mrow>
                              <mn>2</mn>
                            </mrow>
                          </msup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n>1</mn>
                        </mrow>
                        <mrow>
                          <mi>sin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row>
                                <mi>x</mi>
                                <mo stretchy="false">+</mo>
                                <mi>x</mi>
                              </mrow>
                              <msup>
                                <mrow>
                                  <mo stretchy="false">(</mo>
                                  <mrow>
                                    <mfrac>
                                      <mrow>
                                        <mi>cos</mi>
                                        <mrow>
                                          <mo stretchy="false">(</mo>
                                          <mrow>
                                            <mi>x</mi>
                                          </mrow>
                                          <mo stretchy="false">)</mo>
                                        </mrow>
                                      </mrow>
                                      <mrow>
                                        <mi>sin</mi>
                                        <mrow>
                                          <mo stretchy="false">(</mo>
                                          <mrow>
                                            <mi>x</mi>
                                          </mrow>
                                          <mo stretchy="false">)</mo>
                                        </mrow>
                                      </mrow>
                                    </mfrac>
                                  </mrow>
                                  <mo stretchy="false">)</mo>
                                </mrow>
                                <mrow>
                                  <mn>2</mn>
                                </mrow>
                              </msup>
                            </mrow>
                            <mo stretchy="false">)</mo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n>1</mn>
                        </mrow>
                        <mrow>
                          <mi>sin</mi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row>
                                <mn>0</mn>
                                <mo stretchy="false">+</mo>
                                <mn>0</mn>
                              </mrow>
                              <msup>
                                <mrow>
                                  <mo stretchy="false">(</mo>
                                  <mrow>
                                    <mfrac>
                                      <mrow>
                                        <mi>cos</mi>
                                        <mrow>
                                          <mo stretchy="false">(</mo>
                                          <mrow>
                                            <mn>0</mn>
                                          </mrow>
                                          <mo stretchy="false">)</mo>
                                        </mrow>
                                      </mrow>
                                      <mrow>
                                        <mi>sin</mi>
                                        <mrow>
                                          <mo stretchy="false">(</mo>
                                          <mrow>
                                            <mn>0</mn>
                                          </mrow>
                                          <mo stretchy="false">)</mo>
                                        </mrow>
                                      </mrow>
                                    </mfrac>
                                  </mrow>
                                  <mo stretchy="false">)</mo>
                                </mrow>
                                <mrow>
                                  <mn>2</mn>
                                </mrow>
                              </msup>
                            </mrow>
                            <mo stretchy="false">)</mo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n>1</mn>
                        </mrow>
                        <mrow>
                          <mn>0</mn>
                          <mrow>
                            <mo stretchy="false">(</mo>
                            <mrow>
                              <mrow>
                                <mn>0</mn>
                                <mo stretchy="false">+</mo>
                                <mn>0</mn>
                              </mrow>
                              <msup>
                                <mrow>
                                  <mo stretchy="false">(</mo>
                                  <mrow>
                                    <mfrac>
                                      <mrow>
                                        <mn>1</mn>
                                      </mrow>
                                      <mrow>
                                        <mn>0</mn>
                                      </mrow>
                                    </mfrac>
                                  </mrow>
                                  <mo stretchy="false">)</mo>
                                </mrow>
                                <mrow>
                                  <mn>2</mn>
                                </mrow>
                              </msup>
                            </mrow>
                            <mo stretchy="false">)</mo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frac>
                        <mrow>
                          <mn>1</mn>
                        </mrow>
                        <mrow>
                          <mn>0</mn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i/>
                    <mrow>
                      <mtext>Undefined</mtext>
                    </mrow>
                  </mrow>
                </mrow>
              </mrow>
            </mrow>
          </mrow>
        </mtd>
      </mtr>
      <mtr>
        <mtd>
          <mrow>
            <mtext>It approaches y=1</mtext>
          </mrow>
        </mtd>
      </mtr>
    </mtable>
    <annotation encoding="StarMath 5.0">lim csub {x toward 0} {{csc(x)} over {x+x cot^{2}(x)}} newline
alignl {~= {alignc{~{{{1} over {sin(x)}} over {x+x({cos(x)}over{sin(x)})^{2}}}}}} newline
alignl {~= {alignc{~{{1} over {sin(x)(x+x({cos(x)}over{sin(x)})^{2})}}}}} newline
alignl {~= {alignc{~{{1} over {sin(0)(0+0({cos(0)}over{sin(0)})^{2})}}}}} newline
alignl {~= {alignc{~{{1} over {0(0+0({1}over{0})^{2})}}}}} newline
alignl {~= {alignc{~{{1} over {0}}}}} newline
alignl {~= {alignc{~{"Undefined"}}}} newline
"It approaches y=1"</annotation>
  </semantics>
</math>
</file>